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A000001C2DF15D04183D718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a88" officeooo:paragraph-rsid="0017aa8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y="1.1043in" svg:width="5.5354in" svg:height="4.3701in" draw:z-index="0"><draw:image xlink:href="Pictures/100000000000023A000001C2DF15D04183D71813.png" xlink:type="simple" xlink:show="embed" xlink:actuate="onLoad"/></draw:frame>Midterm Problem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3:26:20.215952042</meta:creation-date>
    <dc:date>2018-03-10T13:27:20.705868441</dc:date>
    <meta:editing-duration>PT1M</meta:editing-duration>
    <meta:editing-cycles>1</meta:editing-cycles>
    <meta:document-statistic meta:table-count="0" meta:image-count="1" meta:object-count="0" meta:page-count="1" meta:paragraph-count="1" meta:word-count="3" meta:character-count="17" meta:non-whitespace-character-count="15"/>
    <meta:generator>LibreOffice/5.1.6.2$Linux_X86_64 LibreOffice_project/10m0$Build-2</meta:generator>
  </office:meta>
</office:document-meta>
</file>